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564cm"/>
    </style:style>
    <style:style style:name="P1" style:family="paragraph" style:parent-style-name="Standard">
      <style:text-properties officeooo:paragraph-rsid="000274bd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normal" officeooo:paragraph-rsid="000274bd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3" style:family="paragraph" style:parent-style-name="UrbanBody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normal" officeooo:rsid="0024ef65" officeooo:paragraph-rsid="000274bd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0274b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0274b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0274bd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e4b90" officeooo:paragraph-rsid="000274bd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fo:font-weight="bold" officeooo:paragraph-rsid="000274bd" style:font-size-asian="14pt" style:font-weight-asian="bold" style:font-size-complex="14pt" style:font-weight-complex="bold"/>
    </style:style>
    <style:style style:name="P9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4pt" fo:font-weight="bold" officeooo:paragraph-rsid="000274bd" style:font-size-asian="14pt" style:font-weight-asian="bold" style:font-size-complex="14pt" style:font-weight-complex="bold"/>
    </style:style>
    <style:style style:name="P10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paragraph-rsid="000274bd" style:font-size-asian="12pt" style:font-weight-asian="normal" style:font-size-complex="12pt" style:font-weight-complex="normal"/>
    </style:style>
    <style:style style:name="P11" style:family="paragraph" style:parent-style-name="UrbanReferences">
      <style:paragraph-properties fo:margin-top="0cm" fo:margin-bottom="0cm" loext:contextual-spacing="false" fo:text-align="start" style:justify-single-word="false"/>
      <style:text-properties style:font-name="Arial" fo:font-size="12pt" fo:font-weight="normal" officeooo:paragraph-rsid="000274bd" style:font-size-asian="12pt" style:font-weight-asian="normal" style:font-size-complex="12pt" style:font-weight-complex="normal"/>
    </style:style>
    <style:style style:name="T1" style:family="text">
      <style:text-properties officeooo:rsid="001cbbb9"/>
    </style:style>
    <style:style style:name="T2" style:family="text">
      <style:text-properties officeooo:rsid="0023e9eb"/>
    </style:style>
    <style:style style:name="T3" style:family="text">
      <style:text-properties officeooo:rsid="001a2877" style:font-name-asian="Arial"/>
    </style:style>
    <style:style style:name="T4" style:family="text">
      <style:text-properties officeooo:rsid="001e9f29" style:font-name-asian="Arial"/>
    </style:style>
    <style:style style:name="T5" style:family="text">
      <style:text-properties officeooo:rsid="0024ef65" style:font-name-asian="Arial"/>
    </style:style>
    <style:style style:name="T6" style:family="text">
      <style:text-properties officeooo:rsid="002308fd" style:font-name-asian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/>
            <text:p text:style-name="P5">URBANISME – AVIS D'<text:span text:style-name="T1">ANNONCE DE PROJET</text:span></text:p>
            <text:p text:style-name="P4"/>
          </table:table-cell>
          <table:covered-table-cell/>
        </table:table-row>
        <table:table-row>
          <table:table-cell table:style-name="Tableau1.A2" office:value-type="string">
            <text:p text:style-name="P6">N° de classification</text:p>
          </table:table-cell>
          <table:table-cell table:style-name="Tableau1.B2" office:value-type="string">
            <text:p text:style-name="P6">1.778.511</text:p>
          </table:table-cell>
        </table:table-row>
        <table:table-row>
          <table:table-cell table:style-name="Tableau1.A2" office:value-type="string">
            <text:p text:style-name="P6">Permis d'urbanisme <text:span text:style-name="T2">public</text:span> n°</text:p>
          </table:table-cell>
          <table:table-cell table:style-name="Tableau1.B2" office:value-type="string">
            <text:p text:style-name="P11"><text:text-input text:description="">self.getReference()</text:text-input></text:p>
          </table:table-cell>
        </table:table-row>
        <table:table-row table:style-name="Tableau1.4">
          <table:table-cell table:style-name="Tableau1.B2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6">Nom</text:p>
          </table:table-cell>
          <table:table-cell table:style-name="Tableau1.B2" office:value-type="string">
            <text:p text:style-name="P9"><text:text-input text:description="Demandeurs avec adresse">self.getApplicantsSignaletic(withaddress=True)</text:text-input></text:p>
          </table:table-cell>
        </table:table-row>
        <table:table-row>
          <table:table-cell table:style-name="Tableau1.A2" office:value-type="string">
            <text:p text:style-name="P6">N° de téléphon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6">Adresse du bien</text:p>
          </table:table-cell>
          <table:table-cell table:style-name="Tableau1.B2" office:value-type="string">
            <text:p text:style-name="P10"><text:text-input text:description="Emplacement des travaux">self.getWorkLocationSignaletic()</text:text-input></text:p>
          </table:table-cell>
        </table:table-row>
        <table:table-row>
          <table:table-cell table:style-name="Tableau1.A2" office:value-type="string">
            <text:p text:style-name="P6">Cadastre</text:p>
          </table:table-cell>
          <table:table-cell table:style-name="Tableau1.B2" office:value-type="string">
            <text:p text:style-name="P10"><text:text-input text:description="Cadastre">licence_view.get_parcels()</text:text-input></text:p>
          </table:table-cell>
        </table:table-row>
        <table:table-row>
          <table:table-cell table:style-name="Tableau1.B2" table:number-columns-spanned="2" office:value-type="string">
            <text:p text:style-name="P6"/>
          </table:table-cell>
          <table:covered-table-cell/>
        </table:table-row>
        <table:table-row>
          <table:table-cell table:style-name="Tableau1.A2" office:value-type="string">
            <text:p text:style-name="P8">Objet de la demande</text:p>
          </table:table-cell>
          <table:table-cell table:style-name="Tableau1.B2" office:value-type="string">
            <text:p text:style-name="P9"><text:text-input text:description="Nature des travaux">self.getLicenceSubject()</text:text-input></text:p>
          </table:table-cell>
        </table:table-row>
        <table:table-row>
          <table:table-cell table:style-name="Tableau1.A2" office:value-type="string">
            <text:p text:style-name="P7">Annonce</text:p>
          </table:table-cell>
          <table:table-cell table:style-name="Tableau1.B2" office:value-type="string">
            <text:p text:style-name="P2"><text:span text:style-name="T3">du </text:span><text:span text:style-name="T4"><text:text-input text:description="Date début d'enquête">event_view.display_date('investigationStart')</text:text-input></text:span><text:span text:style-name="T5"><text:s/></text:span><text:span text:style-name="T4">au</text:span><text:span text:style-name="T5"> <text:s/></text:span></text:p>
            <text:p text:style-name="P3"><text:span text:style-name="T4"><text:text-input text:description="Date fin d'enquête">event_view.display_date('investigationEnd')</text:text-input></text:span><text:span text:style-name="T4"><text:s/></text:span><text:span text:style-name="T6">inclus.</text:span></text:p>
          </table:table-cell>
        </table:table-row>
        <table:table-row>
          <table:table-cell table:style-name="Tableau1.A2" office:value-type="string">
            <text:p text:style-name="P6">Collège du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6">Transmis urbanisme</text:p>
          </table:table-cell>
          <table:table-cell table:style-name="Tableau1.B2" office:value-type="string">
            <text:p text:style-name="P10"/>
          </table:table-cell>
        </table:table-row>
        <table:table-row>
          <table:table-cell table:style-name="Tableau1.B2" table:number-columns-spanned="2" office:value-type="string">
            <text:p text:style-name="P6">Remarques : 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5T15:28:56.205894172</meta:creation-date>
    <dc:date>2019-05-07T15:21:19.166535349</dc:date>
    <dc:creator>bleybaert</dc:creator>
    <meta:editing-duration>PT1M27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1" meta:paragraph-count="20" meta:word-count="56" meta:character-count="465" meta:non-whitespace-character-count="439"/>
  </office:meta>
</office:document-meta>
</file>